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35pt"/>
    </style:style>
    <style:style style:name="co2" style:family="table-column">
      <style:table-column-properties fo:break-before="auto" style:column-width="77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86.77pt" svg:height="273.88pt" svg:x="262.63pt" svg:y="42.24pt">
            <loext:p draw:notify-on-update-of-ranges="Sheet1.A2:Sheet1.A8 Sheet1.B1:Sheet1.B1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terosexual vs. Oth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0:22:15.6039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09:38.639187000</meta:creation-date>
    <dc:date>2015-09-03T20:38:24.703661000</dc:date>
    <meta:editing-duration>PT21M51S</meta:editing-duration>
    <meta:editing-cycles>6</meta:editing-cycles>
    <meta:generator>LibreOffice/5.0.0.5$MacOSX_X86_64 LibreOffice_project/1b1a90865e348b492231e1c451437d7a15bb262b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3cm" svg:height="9.663cm" xlink:href=".." xlink:type="simple" chart:class="chart:filled-radar" chart:style-name="ch1">
        <chart:title svg:x="5.943cm" svg:y="0.328cm" chart:style-name="ch2">
          <text:p>Personal Privilege Profile</text:p>
        </chart:title>
        <chart:legend chart:legend-position="end" svg:x="14.116cm" svg:y="4.532cm" style:legend-expansion="high" chart:style-name="ch3"/>
        <chart:plot-area chart:style-name="ch4" table:cell-range-address="Sheet1.A1:Sheet1.B8" chart:data-source-has-labels="both" svg:x="0.343cm" svg:y="1.314cm" svg:width="13.43cm" svg:height="8.156cm">
          <chartooo:coordinate-region svg:x="4.3cm" svg:y="2.255cm" svg:width="6.65cm" svg:height="6.65cm"/>
          <chart:axis chart:dimension="x" chart:name="primary-x" chart:style-name="ch5" chartooo:axis-type="auto">
            <chartooo:date-scale/>
            <chart:categories table:cell-range-address="Sheet1.A2:Sheet1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et1.B2:Sheet1.B8" chart:label-cell-address="Sheet1.B1:Sheet1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Heterosexual vs. Oth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